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<text:soft-page-break/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This is <text:soft-page-break/>a sample</text:p>
      <text:p text:style-name="Standard">ggggggggggggggggggggggggggggggggggggggggggggggggggggggggggggggggggggggggggggggggggggggggggggggggggggggggggggggggggggggg</text:p>
      <text:p text:style-name="Standard">gggggggggggggggggggggggggggggggggggggggggggggggggggggggggggggggggggggg</text:p>
      <text:p text:style-name="Standard">gggggggggggggggggggggggggggggggggggggggggggggggggggg</text:p>
      <text:p text:style-name="Standard">ggggggggggggggggggggggggggggggggggggggggggggggggggggggggbbbbbbbbbbbbbbbbbbbbbbbbbbbbbbbbbbbbbbbbmmmmmmmmmmmmmmmmmmmmmmmmmmmmmmmmmmmsssssssssssssssssssssssssssssssssssssssssssssssssspppppppppppppppppppppppqqqqqqqqqqqqqqqqqqqq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9S</meta:editing-duration>
    <meta:editing-cycles>4</meta:editing-cycles>
    <meta:generator>OpenOffice/4.1.6$Win32 OpenOffice.org_project/416m1$Build-9790</meta:generator>
    <dc:date>2020-11-04T23:17:43.22</dc:date>
    <dc:creator>Mohammad Daimi</dc:creator>
    <meta:document-statistic meta:table-count="0" meta:image-count="0" meta:object-count="0" meta:page-count="43" meta:paragraph-count="1097" meta:word-count="1919" meta:character-count="132068"/>
    <meta:user-defined meta:name="Info 1"/>
    <meta:user-defined meta:name="Info 2"/>
    <meta:user-defined meta:name="Info 3"/>
    <meta:user-defined meta:name="Info 4"/>
  </office:meta>
</office:document-meta>
</file>